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0568" calcext:value-type="float">
            <text:p>94.4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8704" calcext:value-type="float">
            <text:p>91.7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200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7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6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701</text:p>
          </table:table-cell>
          <table:table-cell office:value-type="string" calcext:value-type="string">
            <text:p>TWDB:2308701</text:p>
          </table:table-cell>
          <table:table-cell office:value-type="string" calcext:value-type="string">
            <text:p>196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